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686cm" table:align="left" style:shadow="none"/>
    </style:style>
    <style:style style:name="Table1.A" style:family="table-column">
      <style:table-column-properties style:column-width="3.286cm"/>
    </style:style>
    <style:style style:name="Table1.B" style:family="table-column">
      <style:table-column-properties style:column-width="1.08cm"/>
    </style:style>
    <style:style style:name="Table1.C" style:family="table-column">
      <style:table-column-properties style:column-width="1.037cm"/>
    </style:style>
    <style:style style:name="Table1.D" style:family="table-column">
      <style:table-column-properties style:column-width="2.05cm"/>
    </style:style>
    <style:style style:name="Table1.E" style:family="table-column">
      <style:table-column-properties style:column-width="2.073cm"/>
    </style:style>
    <style:style style:name="Table1.F" style:family="table-column">
      <style:table-column-properties style:column-width="2.161cm"/>
    </style:style>
    <style:style style:name="Table1.A1" style:family="table-cell">
      <style:table-cell-properties style:border-line-width-left="0.002cm 0.088cm 0.002cm" style:border-line-width-top="0.002cm 0.088cm 0.002cm" style:border-line-width-bottom="0.002cm 0.088cm 0.002cm" fo:padding="0.097cm" fo:border-left="0.092cm double #c0c0c0" fo:border-right="none" fo:border-top="0.092cm double #c0c0c0" fo:border-bottom="0.092cm double #c0c0c0"/>
    </style:style>
    <style:style style:name="Table1.F1" style:family="table-cell">
      <style:table-cell-properties style:border-line-width="0.002cm 0.088cm 0.002cm" fo:padding="0.097cm" fo:border="0.092cm double #c0c0c0"/>
    </style:style>
    <style:style style:name="Table1.A2" style:family="table-cell">
      <style:table-cell-properties style:border-line-width-left="0.002cm 0.088cm 0.002cm" style:border-line-width-bottom="0.002cm 0.088cm 0.002cm" fo:padding="0.097cm" fo:border-left="0.092cm double #c0c0c0" fo:border-right="none" fo:border-top="none" fo:border-bottom="0.092cm double #c0c0c0"/>
    </style:style>
    <style:style style:name="Table1.B2" style:family="table-cell">
      <style:table-cell-properties style:border-line-width-left="0.002cm 0.088cm 0.002cm" style:border-line-width-top="0.002cm 0.088cm 0.002cm" fo:padding="0.097cm" fo:border-left="0.092cm double #c0c0c0" fo:border-right="none" fo:border-top="0.092cm double #c0c0c0" fo:border-bottom="none"/>
    </style:style>
    <style:style style:name="Table1.C2" style:family="table-cell">
      <style:table-cell-properties style:border-line-width-left="0.002cm 0.088cm 0.002cm" style:border-line-width-right="0.002cm 0.088cm 0.002cm" style:border-line-width-top="0.002cm 0.088cm 0.002cm" fo:padding="0.097cm" fo:border-left="0.092cm double #c0c0c0" fo:border-right="0.092cm double #c0c0c0" fo:border-top="0.092cm double #c0c0c0" fo:border-bottom="none"/>
    </style:style>
    <style:style style:name="Table1.D2" style:family="table-cell" style:data-style-name="N0">
      <style:table-cell-properties style:border-line-width-left="0.002cm 0.088cm 0.002cm" style:border-line-width-bottom="0.002cm 0.088cm 0.002cm" fo:padding="0.097cm" fo:border-left="0.092cm double #c0c0c0" fo:border-right="none" fo:border-top="none" fo:border-bottom="0.092cm double #c0c0c0"/>
    </style:style>
    <style:style style:name="Table1.F2" style:family="table-cell" style:data-style-name="N0">
      <style:table-cell-properties style:border-line-width-left="0.002cm 0.088cm 0.002cm" style:border-line-width-right="0.002cm 0.088cm 0.002cm" style:border-line-width-bottom="0.002cm 0.088cm 0.002cm" fo:padding="0.097cm" fo:border-left="0.092cm double #c0c0c0" fo:border-right="0.092cm double #c0c0c0" fo:border-top="none" fo:border-bottom="0.092cm double #c0c0c0"/>
    </style:style>
    <style:style style:name="Table1.B3" style:family="table-cell">
      <style:table-cell-properties style:border-line-width-left="0.002cm 0.088cm 0.002cm" fo:padding="0.097cm" fo:border-left="0.092cm double #c0c0c0" fo:border-right="none" fo:border-top="none" fo:border-bottom="none"/>
    </style:style>
    <style:style style:name="Table1.C3" style:family="table-cell">
      <style:table-cell-properties style:border-line-width-left="0.002cm 0.088cm 0.002cm" style:border-line-width-right="0.002cm 0.088cm 0.002cm" fo:padding="0.097cm" fo:border-left="0.092cm double #c0c0c0" fo:border-right="0.092cm double #c0c0c0" fo:border-top="none" fo:border-bottom="none"/>
    </style:style>
    <style:style style:name="Table1.C7" style:family="table-cell">
      <style:table-cell-properties style:border-line-width-left="0.002cm 0.088cm 0.002cm" style:border-line-width-right="0.002cm 0.088cm 0.002cm" style:border-line-width-bottom="0.002cm 0.088cm 0.002cm" fo:padding="0.097cm" fo:border-left="0.092cm double #c0c0c0" fo:border-right="0.092cm double #c0c0c0" fo:border-top="none" fo:border-bottom="0.092cm double #c0c0c0"/>
    </style:style>
    <style:style style:name="Table2" style:family="table">
      <style:table-properties style:width="17.321cm" table:align="margins" style:shadow="none"/>
    </style:style>
    <style:style style:name="Table2.A" style:family="table-column">
      <style:table-column-properties style:column-width="2.887cm" style:rel-column-width="10922*"/>
    </style:style>
    <style:style style:name="Table2.F" style:family="table-column">
      <style:table-column-properties style:column-width="2.887cm" style:rel-column-width="10925*"/>
    </style:style>
    <style:style style:name="Table2.A1" style:family="table-cell">
      <style:table-cell-properties fo:background-color="#ffff99" fo:padding="0.097cm" fo:border-left="0.035cm solid #800080" fo:border-right="none" fo:border-top="0.035cm solid #800080" fo:border-bottom="0.035cm solid #800080">
        <style:background-image/>
      </style:table-cell-properties>
    </style:style>
    <style:style style:name="Table2.F1" style:family="table-cell">
      <style:table-cell-properties fo:background-color="#ffff99" fo:padding="0.097cm" fo:border="0.035cm solid #800080">
        <style:background-image/>
      </style:table-cell-properties>
    </style:style>
    <style:style style:name="Table2.A2" style:family="table-cell" style:data-style-name="N0">
      <style:table-cell-properties fo:background-color="#ffff99" fo:padding="0.097cm" fo:border-left="0.035cm solid #800080" fo:border-right="none" fo:border-top="none" fo:border-bottom="0.018cm solid #800080">
        <style:background-image/>
      </style:table-cell-properties>
    </style:style>
    <style:style style:name="Table2.B2" style:family="table-cell">
      <style:table-cell-properties style:vertical-align="middle" fo:background-color="#00ff00" fo:padding="0.097cm" fo:border-left="0.035cm solid #800080" fo:border-right="none" fo:border-top="none" fo:border-bottom="0.018cm solid #800080">
        <style:background-image/>
      </style:table-cell-properties>
    </style:style>
    <style:style style:name="Table2.F2" style:family="table-cell">
      <style:table-cell-properties style:vertical-align="middle" fo:background-color="#00ff00" fo:padding="0.097cm" fo:border-left="0.035cm solid #800080" fo:border-right="0.035cm solid #800080" fo:border-top="none" fo:border-bottom="0.018cm solid #800080">
        <style:background-image/>
      </style:table-cell-properties>
    </style:style>
    <style:style style:name="Table2.A4" style:family="table-cell" style:data-style-name="N0">
      <style:table-cell-properties fo:background-color="#ffff99" fo:padding="0.097cm" fo:border-left="0.035cm solid #800080" fo:border-right="none" fo:border-top="none" fo:border-bottom="none">
        <style:background-image/>
      </style:table-cell-properties>
    </style:style>
    <style:style style:name="Table2.B4" style:family="table-cell">
      <style:table-cell-properties style:vertical-align="middle" fo:background-color="#00ff00" fo:padding="0.097cm" fo:border-left="0.035cm solid #800080" fo:border-right="none" fo:border-top="none" fo:border-bottom="none">
        <style:background-image/>
      </style:table-cell-properties>
    </style:style>
    <style:style style:name="Table2.F4" style:family="table-cell">
      <style:table-cell-properties style:vertical-align="middle" fo:background-color="#00ff00" fo:padding="0.097cm" fo:border-left="0.035cm solid #800080" fo:border-right="0.035cm solid #800080" fo:border-top="none" fo:border-bottom="none">
        <style:background-image/>
      </style:table-cell-properties>
    </style:style>
    <style:style style:name="Table2.A5" style:family="table-cell" style:data-style-name="N0">
      <style:table-cell-properties fo:background-color="#ffff99" fo:padding="0.097cm" fo:border-left="0.035cm solid #800080" fo:border-right="none" fo:border-top="0.035cm solid #800080" fo:border-bottom="0.018cm solid #800080">
        <style:background-image/>
      </style:table-cell-properties>
    </style:style>
    <style:style style:name="Table2.B5" style:family="table-cell">
      <style:table-cell-properties style:vertical-align="middle" fo:background-color="#00ff00" fo:padding="0.097cm" fo:border-left="0.035cm solid #800080" fo:border-right="none" fo:border-top="0.035cm solid #800080" fo:border-bottom="0.018cm solid #800080">
        <style:background-image/>
      </style:table-cell-properties>
    </style:style>
    <style:style style:name="Table2.F5" style:family="table-cell">
      <style:table-cell-properties style:vertical-align="middle" fo:background-color="#00ff00" fo:padding="0.097cm" fo:border-left="0.035cm solid #800080" fo:border-right="0.035cm solid #800080" fo:border-top="0.035cm solid #800080" fo:border-bottom="0.018cm solid #800080">
        <style:background-image/>
      </style:table-cell-properties>
    </style:style>
    <style:style style:name="Table2.A6" style:family="table-cell" style:data-style-name="N0">
      <style:table-cell-properties fo:background-color="#ffff99" fo:padding="0.097cm" fo:border-left="0.035cm solid #800080" fo:border-right="none" fo:border-top="none" fo:border-bottom="0.035cm solid #800080">
        <style:background-image/>
      </style:table-cell-properties>
    </style:style>
    <style:style style:name="Table2.B6" style:family="table-cell">
      <style:table-cell-properties style:vertical-align="middle" fo:background-color="#00ff00" fo:padding="0.097cm" fo:border-left="0.035cm solid #800080" fo:border-right="none" fo:border-top="none" fo:border-bottom="0.035cm solid #800080">
        <style:background-image/>
      </style:table-cell-properties>
    </style:style>
    <style:style style:name="Table2.F6" style:family="table-cell">
      <style:table-cell-properties style:vertical-align="middle" fo:background-color="#00ff00" fo:padding="0.097cm" fo:border-left="0.035cm solid #800080" fo:border-right="0.035cm solid #800080" fo:border-top="none" fo:border-bottom="0.035cm solid #800080">
        <style:background-image/>
      </style:table-cell-properties>
    </style:style>
    <style:style style:name="Table3" style:family="table">
      <style:table-properties style:width="15.817cm" table:align="left" style:shadow="none"/>
    </style:style>
    <style:style style:name="Table3.A" style:family="table-column">
      <style:table-column-properties style:column-width="7.673cm"/>
    </style:style>
    <style:style style:name="Table3.B" style:family="table-column">
      <style:table-column-properties style:column-width="2.263cm"/>
    </style:style>
    <style:style style:name="Table3.C" style:family="table-column">
      <style:table-column-properties style:column-width="2.94cm"/>
    </style:style>
    <style:style style:name="Table3.A1" style:family="table-cell">
      <style:table-cell-properties fo:padding="0.097cm" fo:border-left="none" fo:border-right="none" fo:border-top="0.088cm solid #000000" fo:border-bottom="0.035cm solid #000000"/>
    </style:style>
    <style:style style:name="Table3.B1" style:family="table-cell">
      <style:table-cell-properties fo:padding="0.097cm" fo:border-left="0.035cm solid #000000" fo:border-right="none" fo:border-top="0.088cm solid #000000" fo:border-bottom="0.035cm solid #000000"/>
    </style:style>
    <style:style style:name="Table3.A2" style:family="table-cell">
      <style:table-cell-properties fo:padding="0.097cm" fo:border-left="none" fo:border-right="0.035cm solid #000000" fo:border-top="none" fo:border-bottom="none"/>
    </style:style>
    <style:style style:name="Table3.B2" style:family="table-cell" style:data-style-name="N0">
      <style:table-cell-properties fo:padding="0.097cm" fo:border-left="0.002cm solid #000000" fo:border-right="none" fo:border-top="none" fo:border-bottom="none"/>
    </style:style>
    <style:style style:name="Table3.C2" style:family="table-cell" style:data-style-name="N0">
      <style:table-cell-properties fo:padding="0.097cm" fo:border="none"/>
    </style:style>
    <style:style style:name="Table3.B1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C15" style:family="table-cell" style:data-style-name="N0">
      <style:table-cell-properties fo:padding="0.097cm" fo:border-left="none" fo:border-right="none" fo:border-top="none" fo:border-bottom="0.002cm solid #000000"/>
    </style:style>
    <style:style style:name="Table3.A16" style:family="table-cell">
      <style:table-cell-properties fo:padding="0.097cm" fo:border-left="none" fo:border-right="none" fo:border-top="0.035cm solid #000000" fo:border-bottom="0.088cm solid #000000"/>
    </style:style>
    <style:style style:name="Table3.B16" style:family="table-cell" style:data-style-name="N0">
      <style:table-cell-properties fo:padding="0.097cm" fo:border-left="0.035cm solid #000000" fo:border-right="none" fo:border-top="0.035cm solid #000000" fo:border-bottom="0.088cm solid #000000"/>
    </style:style>
    <style:style style:name="Table3.C16" style:family="table-cell" style:data-style-name="N0">
      <style:table-cell-properties fo:padding="0.097cm" fo:border-left="none" fo:border-right="none" fo:border-top="0.035cm solid #000000" fo:border-bottom="0.08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/>
    </style:style>
    <style:style style:name="P4" style:family="paragraph" style:parent-style-name="Table_20_Contents">
      <style:paragraph-properties fo:text-align="end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Table_20_Contents">
      <style:text-properties style:font-name="Times New Roman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9" style:family="paragraph" style:parent-style-name="Table_20_Contents">
      <style:text-properties style:font-name="Times New Roman"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Times New Roman"/>
    </style:style>
    <style:style style:name="P12" style:family="paragraph" style:parent-style-name="Table_20_Contents">
      <style:text-properties style:font-name="Times New Roman" fo:font-style="italic" style:font-style-asian="italic" style:font-style-complex="italic"/>
    </style:style>
    <style:style style:name="P13" style:family="paragraph" style:parent-style-name="Standard">
      <style:text-properties style:font-name="Ari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mingo, John Carlo R.</text:p>
      <text:p text:style-name="P1">ICS1 MWF 1:45PM-3:00PM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Salesperson</text:p>
          </table:table-cell>
          <table:table-cell table:style-name="Table1.A1" table:number-columns-spanned="2" office:value-type="string">
            <text:p text:style-name="P5">Region</text:p>
          </table:table-cell>
          <table:covered-table-cell/>
          <table:table-cell table:style-name="Table1.A1" office:value-type="string">
            <text:p text:style-name="P5">Dolls</text:p>
          </table:table-cell>
          <table:table-cell table:style-name="Table1.A1" office:value-type="string">
            <text:p text:style-name="P5">Trucks</text:p>
          </table:table-cell>
          <table:table-cell table:style-name="Table1.F1" office:value-type="string">
            <text:p text:style-name="P5">Puzzles</text:p>
          </table:table-cell>
        </table:table-row>
        <table:table-row>
          <table:table-cell table:style-name="Table1.A2" office:value-type="string">
            <text:p text:style-name="P2">Kennedy, Sally</text:p>
          </table:table-cell>
          <table:table-cell table:style-name="Table1.B2" office:value-type="string">
            <text:p text:style-name="P3">N</text:p>
          </table:table-cell>
          <table:table-cell table:style-name="Table1.C2" office:value-type="string">
            <text:p text:style-name="P3">S</text:p>
          </table:table-cell>
          <table:table-cell table:style-name="Table1.D2" office:value-type="float" office:value="1327">
            <text:p text:style-name="P4">1327</text:p>
          </table:table-cell>
          <table:table-cell table:style-name="Table1.D2" office:value-type="float" office:value="1423">
            <text:p text:style-name="P4">1423</text:p>
          </table:table-cell>
          <table:table-cell table:style-name="Table1.F2" office:value-type="float" office:value="1193">
            <text:p text:style-name="P4">1193</text:p>
          </table:table-cell>
        </table:table-row>
        <table:table-row>
          <table:table-cell table:style-name="Table1.A2" office:value-type="string">
            <text:p text:style-name="P2">White, Pete</text:p>
          </table:table-cell>
          <table:table-cell table:style-name="Table1.B3" office:value-type="string">
            <text:p text:style-name="P3">S</text:p>
          </table:table-cell>
          <table:table-cell table:style-name="Table1.C3" office:value-type="string">
            <text:p text:style-name="P3">S</text:p>
          </table:table-cell>
          <table:table-cell table:style-name="Table1.D2" office:value-type="float" office:value="1421">
            <text:p text:style-name="P4">1421</text:p>
          </table:table-cell>
          <table:table-cell table:style-name="Table1.D2" office:value-type="float" office:value="3863">
            <text:p text:style-name="P4">3863</text:p>
          </table:table-cell>
          <table:table-cell table:style-name="Table1.F2" office:value-type="float" office:value="2934">
            <text:p text:style-name="P4">2934</text:p>
          </table:table-cell>
        </table:table-row>
        <table:table-row>
          <table:table-cell table:style-name="Table1.A2" office:value-type="string">
            <text:p text:style-name="P2">Pillar, James</text:p>
          </table:table-cell>
          <table:table-cell table:style-name="Table1.B3" office:value-type="string">
            <text:p text:style-name="P3">S</text:p>
          </table:table-cell>
          <table:table-cell table:style-name="Table1.C3" office:value-type="string">
            <text:p text:style-name="P3">S</text:p>
          </table:table-cell>
          <table:table-cell table:style-name="Table1.D2" office:value-type="float" office:value="5214">
            <text:p text:style-name="P4">5214</text:p>
          </table:table-cell>
          <table:table-cell table:style-name="Table1.D2" office:value-type="float" office:value="3247">
            <text:p text:style-name="P4">3247</text:p>
          </table:table-cell>
          <table:table-cell table:style-name="Table1.F2" office:value-type="float" office:value="5467">
            <text:p text:style-name="P4">5467</text:p>
          </table:table-cell>
        </table:table-row>
        <table:table-row>
          <table:table-cell table:style-name="Table1.A2" office:value-type="string">
            <text:p text:style-name="P2">York, George</text:p>
          </table:table-cell>
          <table:table-cell table:style-name="Table1.B3" office:value-type="string">
            <text:p text:style-name="P3">S</text:p>
          </table:table-cell>
          <table:table-cell table:style-name="Table1.C3" office:value-type="string">
            <text:p text:style-name="P3">N</text:p>
          </table:table-cell>
          <table:table-cell table:style-name="Table1.D2" office:value-type="float" office:value="2190">
            <text:p text:style-name="P4">2190</text:p>
          </table:table-cell>
          <table:table-cell table:style-name="Table1.D2" office:value-type="float" office:value="1278">
            <text:p text:style-name="P4">1278</text:p>
          </table:table-cell>
          <table:table-cell table:style-name="Table1.F2" office:value-type="float" office:value="1928">
            <text:p text:style-name="P4">1928</text:p>
          </table:table-cell>
        </table:table-row>
        <table:table-row>
          <table:table-cell table:style-name="Table1.A2" office:value-type="string">
            <text:p text:style-name="P2">Banks, Jennifer</text:p>
          </table:table-cell>
          <table:table-cell table:style-name="Table1.B3" office:value-type="string">
            <text:p text:style-name="P3">S</text:p>
          </table:table-cell>
          <table:table-cell table:style-name="Table1.C3" office:value-type="string">
            <text:p text:style-name="P3">N</text:p>
          </table:table-cell>
          <table:table-cell table:style-name="Table1.D2" office:value-type="float" office:value="1201">
            <text:p text:style-name="P4">1201</text:p>
          </table:table-cell>
          <table:table-cell table:style-name="Table1.D2" office:value-type="float" office:value="2528">
            <text:p text:style-name="P4">2528</text:p>
          </table:table-cell>
          <table:table-cell table:style-name="Table1.F2" office:value-type="float" office:value="1203">
            <text:p text:style-name="P4">1203</text:p>
          </table:table-cell>
        </table:table-row>
        <table:table-row>
          <table:table-cell table:style-name="Table1.A2" office:value-type="string">
            <text:p text:style-name="P2">Atwater, Kelly</text:p>
          </table:table-cell>
          <table:table-cell table:style-name="Table1.A2" office:value-type="string">
            <text:p text:style-name="P3">S</text:p>
          </table:table-cell>
          <table:table-cell table:style-name="Table1.C7" office:value-type="string">
            <text:p text:style-name="P3">N</text:p>
          </table:table-cell>
          <table:table-cell table:style-name="Table1.D2" office:value-type="float" office:value="4098">
            <text:p text:style-name="P4">4098</text:p>
          </table:table-cell>
          <table:table-cell table:style-name="Table1.D2" office:value-type="float" office:value="3079">
            <text:p text:style-name="P4">3079</text:p>
          </table:table-cell>
          <table:table-cell table:style-name="Table1.F2" office:value-type="float" office:value="2067">
            <text:p text:style-name="P4">2067</text:p>
          </table:table-cell>
        </table:table-row>
      </table:table>
      <text:p text:style-name="P1"/>
      <text:p text:style-name="P1"/>
      <text:p text:style-name="P1"/>
      <text:p text:style-name="P1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5">Period</text:p>
          </table:table-cell>
          <table:table-cell table:style-name="Table2.A1" office:value-type="string">
            <text:p text:style-name="P5">Monday</text:p>
          </table:table-cell>
          <table:table-cell table:style-name="Table2.A1" office:value-type="string">
            <text:p text:style-name="P5">Tuesday</text:p>
          </table:table-cell>
          <table:table-cell table:style-name="Table2.A1" office:value-type="string">
            <text:p text:style-name="P5">Wednesday</text:p>
          </table:table-cell>
          <table:table-cell table:style-name="Table2.A1" office:value-type="string">
            <text:p text:style-name="P5">Thursday</text:p>
          </table:table-cell>
          <table:table-cell table:style-name="Table2.F1" office:value-type="string">
            <text:p text:style-name="P5">Friday</text:p>
          </table:table-cell>
        </table:table-row>
        <table:table-row>
          <table:table-cell table:style-name="Table2.A2" office:value-type="float" office:value="1">
            <text:p text:style-name="P5">1</text:p>
          </table:table-cell>
          <table:table-cell table:style-name="Table2.B2" office:value-type="string">
            <text:p text:style-name="P8">Maths</text:p>
          </table:table-cell>
          <table:table-cell table:style-name="Table2.B2" office:value-type="string">
            <text:p text:style-name="P8">Catering</text:p>
          </table:table-cell>
          <table:table-cell table:style-name="Table2.B2" office:value-type="string">
            <text:p text:style-name="P8">Iformation Systems</text:p>
          </table:table-cell>
          <table:table-cell table:style-name="Table2.B2" office:value-type="string">
            <text:p text:style-name="P8">History</text:p>
          </table:table-cell>
          <table:table-cell table:style-name="Table2.F2" office:value-type="string">
            <text:p text:style-name="P8">Science</text:p>
          </table:table-cell>
        </table:table-row>
        <table:table-row>
          <table:table-cell table:style-name="Table2.A2" office:value-type="float" office:value="2">
            <text:p text:style-name="P5">2</text:p>
          </table:table-cell>
          <table:table-cell table:style-name="Table2.B2" office:value-type="string">
            <text:p text:style-name="P8">Science</text:p>
          </table:table-cell>
          <table:table-cell table:style-name="Table2.B2" office:value-type="string">
            <text:p text:style-name="P8">Maths</text:p>
          </table:table-cell>
          <table:table-cell table:style-name="Table2.B2" office:value-type="string">
            <text:p text:style-name="P8">Catering</text:p>
          </table:table-cell>
          <table:table-cell table:style-name="Table2.B2" office:value-type="string">
            <text:p text:style-name="P8">Iformation Systems</text:p>
          </table:table-cell>
          <table:table-cell table:style-name="Table2.F2" office:value-type="string">
            <text:p text:style-name="P8">English</text:p>
          </table:table-cell>
        </table:table-row>
        <table:table-row>
          <table:table-cell table:style-name="Table2.A4" office:value-type="float" office:value="3">
            <text:p text:style-name="P5">3</text:p>
          </table:table-cell>
          <table:table-cell table:style-name="Table2.B4" office:value-type="string">
            <text:p text:style-name="P8">English</text:p>
          </table:table-cell>
          <table:table-cell table:style-name="Table2.B4" office:value-type="string">
            <text:p text:style-name="P8">Science</text:p>
          </table:table-cell>
          <table:table-cell table:style-name="Table2.B4" office:value-type="string">
            <text:p text:style-name="P8">Maths</text:p>
          </table:table-cell>
          <table:table-cell table:style-name="Table2.B4" office:value-type="string">
            <text:p text:style-name="P8">Catering</text:p>
          </table:table-cell>
          <table:table-cell table:style-name="Table2.F4" office:value-type="string">
            <text:p text:style-name="P8">History</text:p>
          </table:table-cell>
        </table:table-row>
        <table:table-row>
          <table:table-cell table:style-name="Table2.A5" office:value-type="float" office:value="4">
            <text:p text:style-name="P5">4</text:p>
          </table:table-cell>
          <table:table-cell table:style-name="Table2.B5" office:value-type="string">
            <text:p text:style-name="P8">History</text:p>
          </table:table-cell>
          <table:table-cell table:style-name="Table2.B5" office:value-type="string">
            <text:p text:style-name="P8">English</text:p>
          </table:table-cell>
          <table:table-cell table:style-name="Table2.B5" office:value-type="string">
            <text:p text:style-name="P8">Science</text:p>
          </table:table-cell>
          <table:table-cell table:style-name="Table2.B5" office:value-type="string">
            <text:p text:style-name="P8">Maths</text:p>
          </table:table-cell>
          <table:table-cell table:style-name="Table2.F5" office:value-type="string">
            <text:p text:style-name="P8">Iformation Systems</text:p>
          </table:table-cell>
        </table:table-row>
        <table:table-row>
          <table:table-cell table:style-name="Table2.A6" office:value-type="float" office:value="5">
            <text:p text:style-name="P5">5</text:p>
          </table:table-cell>
          <table:table-cell table:style-name="Table2.B6" office:value-type="string">
            <text:p text:style-name="P8">Iformation Systems</text:p>
          </table:table-cell>
          <table:table-cell table:style-name="Table2.B6" office:value-type="string">
            <text:p text:style-name="P8">History</text:p>
          </table:table-cell>
          <table:table-cell table:style-name="Table2.B6" office:value-type="string">
            <text:p text:style-name="P8">English</text:p>
          </table:table-cell>
          <table:table-cell table:style-name="Table2.B6" office:value-type="string">
            <text:p text:style-name="P8">Early Finish</text:p>
          </table:table-cell>
          <table:table-cell table:style-name="Table2.F6" office:value-type="string">
            <text:p text:style-name="P8">Catering</text:p>
          </table:table-cell>
        </table:table-row>
      </table:table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12">Student</text:p>
          </table:table-cell>
          <table:table-cell table:style-name="Table3.B1" office:value-type="string">
            <text:p text:style-name="P12"><text:s text:c="2"/>Year Mark</text:p>
          </table:table-cell>
          <table:table-cell table:style-name="Table3.A1" office:value-type="string">
            <text:p text:style-name="P12"><text:s text:c="12"/>Exam</text:p>
          </table:table-cell>
          <table:table-cell table:style-name="Table3.A1" office:value-type="string">
            <text:p text:style-name="P12"><text:s text:c="13"/>Total</text:p>
          </table:table-cell>
        </table:table-row>
        <table:table-row>
          <table:table-cell table:style-name="Table3.A2" office:value-type="string">
            <text:p text:style-name="P7">Connery, S</text:p>
          </table:table-cell>
          <table:table-cell table:style-name="Table3.B2" office:value-type="float" office:value="24">
            <text:p text:style-name="P11">24</text:p>
          </table:table-cell>
          <table:table-cell table:style-name="Table3.C2" office:value-type="float" office:value="29">
            <text:p text:style-name="P11">29</text:p>
          </table:table-cell>
          <table:table-cell table:style-name="Table3.C2" office:value-type="float" office:value="53">
            <text:p text:style-name="P11">53</text:p>
          </table:table-cell>
        </table:table-row>
        <table:table-row>
          <table:table-cell table:style-name="Table3.A2" office:value-type="string">
            <text:p text:style-name="P7">Jones, CZ</text:p>
          </table:table-cell>
          <table:table-cell table:style-name="Table3.B2" office:value-type="float" office:value="37">
            <text:p text:style-name="P11">37</text:p>
          </table:table-cell>
          <table:table-cell table:style-name="Table3.C2" office:value-type="float" office:value="40">
            <text:p text:style-name="P11">40</text:p>
          </table:table-cell>
          <table:table-cell table:style-name="Table3.C2" office:value-type="float" office:value="77">
            <text:p text:style-name="P11">77</text:p>
          </table:table-cell>
        </table:table-row>
        <table:table-row>
          <table:table-cell table:style-name="Table3.A2" office:value-type="string">
            <text:p text:style-name="P7">Douglas, M</text:p>
          </table:table-cell>
          <table:table-cell table:style-name="Table3.B2" office:value-type="float" office:value="23">
            <text:p text:style-name="P11">23</text:p>
          </table:table-cell>
          <table:table-cell table:style-name="Table3.C2" office:value-type="float" office:value="27">
            <text:p text:style-name="P11">27</text:p>
          </table:table-cell>
          <table:table-cell table:style-name="Table3.C2" office:value-type="float" office:value="50">
            <text:p text:style-name="P11">50</text:p>
          </table:table-cell>
        </table:table-row>
        <table:table-row>
          <table:table-cell table:style-name="Table3.A2" office:value-type="string">
            <text:p text:style-name="P7">Barrymore, D</text:p>
          </table:table-cell>
          <table:table-cell table:style-name="Table3.B2" office:value-type="float" office:value="45">
            <text:p text:style-name="P11">45</text:p>
          </table:table-cell>
          <table:table-cell table:style-name="Table3.C2" office:value-type="float" office:value="42">
            <text:p text:style-name="P11">42</text:p>
          </table:table-cell>
          <table:table-cell table:style-name="Table3.C2" office:value-type="float" office:value="87">
            <text:p text:style-name="P11">87</text:p>
          </table:table-cell>
        </table:table-row>
        <table:table-row>
          <table:table-cell table:style-name="Table3.A2" office:value-type="string">
            <text:p text:style-name="P7">Sandler, A</text:p>
          </table:table-cell>
          <table:table-cell table:style-name="Table3.B2" office:value-type="float" office:value="24">
            <text:p text:style-name="P11">24</text:p>
          </table:table-cell>
          <table:table-cell table:style-name="Table3.C2" office:value-type="float" office:value="22">
            <text:p text:style-name="P11">22</text:p>
          </table:table-cell>
          <table:table-cell table:style-name="Table3.C2" office:value-type="float" office:value="46">
            <text:p text:style-name="P11">46</text:p>
          </table:table-cell>
        </table:table-row>
        <table:table-row>
          <table:table-cell table:style-name="Table3.A2" office:value-type="string">
            <text:p text:style-name="P7">Myers, M</text:p>
          </table:table-cell>
          <table:table-cell table:style-name="Table3.B2" office:value-type="float" office:value="28">
            <text:p text:style-name="P11">28</text:p>
          </table:table-cell>
          <table:table-cell table:style-name="Table3.C2" office:value-type="float" office:value="35">
            <text:p text:style-name="P11">35</text:p>
          </table:table-cell>
          <table:table-cell table:style-name="Table3.C2" office:value-type="float" office:value="63">
            <text:p text:style-name="P11">63</text:p>
          </table:table-cell>
        </table:table-row>
        <table:table-row>
          <table:table-cell table:style-name="Table3.A2" office:value-type="string">
            <text:p text:style-name="P7">Diaz, C</text:p>
          </table:table-cell>
          <table:table-cell table:style-name="Table3.B2" office:value-type="float" office:value="36">
            <text:p text:style-name="P11">36</text:p>
          </table:table-cell>
          <table:table-cell table:style-name="Table3.C2" office:value-type="float" office:value="27">
            <text:p text:style-name="P11">27</text:p>
          </table:table-cell>
          <table:table-cell table:style-name="Table3.C2" office:value-type="float" office:value="63">
            <text:p text:style-name="P11">63</text:p>
          </table:table-cell>
        </table:table-row>
        <table:table-row>
          <table:table-cell table:style-name="Table3.A2" office:value-type="string">
            <text:p text:style-name="P7">Damon, M</text:p>
          </table:table-cell>
          <table:table-cell table:style-name="Table3.B2" office:value-type="float" office:value="38">
            <text:p text:style-name="P11">38</text:p>
          </table:table-cell>
          <table:table-cell table:style-name="Table3.C2" office:value-type="float" office:value="42">
            <text:p text:style-name="P11">42</text:p>
          </table:table-cell>
          <table:table-cell table:style-name="Table3.C2" office:value-type="float" office:value="80">
            <text:p text:style-name="P11">80</text:p>
          </table:table-cell>
        </table:table-row>
        <table:table-row>
          <table:table-cell table:style-name="Table3.A2" office:value-type="string">
            <text:p text:style-name="P7">Crowe, R</text:p>
          </table:table-cell>
          <table:table-cell table:style-name="Table3.B2" office:value-type="float" office:value="30">
            <text:p text:style-name="P11">30</text:p>
          </table:table-cell>
          <table:table-cell table:style-name="Table3.C2" office:value-type="float" office:value="34">
            <text:p text:style-name="P11">34</text:p>
          </table:table-cell>
          <table:table-cell table:style-name="Table3.C2" office:value-type="float" office:value="64">
            <text:p text:style-name="P11">64</text:p>
          </table:table-cell>
        </table:table-row>
        <table:table-row>
          <table:table-cell table:style-name="Table3.A2" office:value-type="string">
            <text:p text:style-name="P7">Kidman, N</text:p>
          </table:table-cell>
          <table:table-cell table:style-name="Table3.B2" office:value-type="float" office:value="28">
            <text:p text:style-name="P11">28</text:p>
          </table:table-cell>
          <table:table-cell table:style-name="Table3.C2" office:value-type="float" office:value="32">
            <text:p text:style-name="P11">32</text:p>
          </table:table-cell>
          <table:table-cell table:style-name="Table3.C2" office:value-type="float" office:value="60">
            <text:p text:style-name="P11">60</text:p>
          </table:table-cell>
        </table:table-row>
        <table:table-row>
          <table:table-cell table:style-name="Table3.A2" office:value-type="string">
            <text:p text:style-name="P7">Pitt, B</text:p>
          </table:table-cell>
          <table:table-cell table:style-name="Table3.B2" office:value-type="float" office:value="46">
            <text:p text:style-name="P11">46</text:p>
          </table:table-cell>
          <table:table-cell table:style-name="Table3.C2" office:value-type="float" office:value="48">
            <text:p text:style-name="P11">48</text:p>
          </table:table-cell>
          <table:table-cell table:style-name="Table3.C2" office:value-type="float" office:value="94">
            <text:p text:style-name="P11">94</text:p>
          </table:table-cell>
        </table:table-row>
        <table:table-row>
          <table:table-cell table:style-name="Table3.A2" office:value-type="string">
            <text:p text:style-name="P7">Cleese, J</text:p>
          </table:table-cell>
          <table:table-cell table:style-name="Table3.B2" office:value-type="float" office:value="38">
            <text:p text:style-name="P11">38</text:p>
          </table:table-cell>
          <table:table-cell table:style-name="Table3.C2" office:value-type="float" office:value="41">
            <text:p text:style-name="P11">41</text:p>
          </table:table-cell>
          <table:table-cell table:style-name="Table3.C2" office:value-type="float" office:value="79">
            <text:p text:style-name="P11">79</text:p>
          </table:table-cell>
        </table:table-row>
        <table:table-row>
          <table:table-cell table:style-name="Table3.A2" office:value-type="string">
            <text:p text:style-name="P7">Lumley, J</text:p>
          </table:table-cell>
          <table:table-cell table:style-name="Table3.B2" office:value-type="float" office:value="31">
            <text:p text:style-name="P11">31</text:p>
          </table:table-cell>
          <table:table-cell table:style-name="Table3.C2" office:value-type="float" office:value="29">
            <text:p text:style-name="P11">29</text:p>
          </table:table-cell>
          <table:table-cell table:style-name="Table3.C2" office:value-type="float" office:value="60">
            <text:p text:style-name="P11">60</text:p>
          </table:table-cell>
        </table:table-row>
        <table:table-row>
          <table:table-cell table:style-name="Table3.A2" office:value-type="string">
            <text:p text:style-name="P7">Oh Wise One</text:p>
          </table:table-cell>
          <table:table-cell table:style-name="Table3.B15" office:value-type="float" office:value="50">
            <text:p text:style-name="P11">50</text:p>
          </table:table-cell>
          <table:table-cell table:style-name="Table3.C15" office:value-type="float" office:value="50">
            <text:p text:style-name="P11">50</text:p>
          </table:table-cell>
          <table:table-cell table:style-name="Table3.C2" office:value-type="float" office:value="100">
            <text:p text:style-name="P11">100</text:p>
          </table:table-cell>
        </table:table-row>
        <table:table-row>
          <table:table-cell table:style-name="Table3.A16" office:value-type="string">
            <text:p text:style-name="P9">Average</text:p>
          </table:table-cell>
          <table:table-cell table:style-name="Table3.B16" table:formula="ooow:sum(&lt;B2&gt;|&lt;B3&gt;|&lt;B4&gt;|&lt;B5&gt;|&lt;B6&gt;|&lt;B7&gt;|&lt;B8&gt;|&lt;B9&gt;|&lt;B10&gt;|&lt;B11&gt;|&lt;B12&gt;|&lt;B13&gt;|&lt;B14&gt;|&lt;B15&gt;)/14" office:value-type="float" office:value="34.1428571428571">
            <text:p text:style-name="P10">34.14</text:p>
          </table:table-cell>
          <table:table-cell table:style-name="Table3.C16" table:formula="ooow:sum(&lt;C2&gt;|&lt;C3&gt;|&lt;C4&gt;|&lt;C5&gt;|&lt;C6&gt;|&lt;C7&gt;|&lt;C8&gt;|&lt;C9&gt;|&lt;C10&gt;|&lt;C11&gt;|&lt;C12&gt;|&lt;C13&gt;|&lt;C14&gt;|&lt;C15&gt;)/14" office:value-type="float" office:value="35.5714285714286">
            <text:p text:style-name="P10">35.57</text:p>
          </table:table-cell>
          <table:table-cell table:style-name="Table3.C16" table:formula="ooow:sum(&lt;D2&gt;|&lt;D3&gt;|&lt;D4&gt;|&lt;D5&gt;|&lt;D6&gt;|&lt;D7&gt;|&lt;D8&gt;|&lt;D9&gt;|&lt;D10&gt;|&lt;D11&gt;|&lt;D12&gt;|&lt;D13&gt;|&lt;D14&gt;|&lt;D15&gt;)/14" office:value-type="float" office:value="69.7142857142857">
            <text:p text:style-name="P10">69.7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32cm" fo:page-height="33.02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4:27:06.16</meta:creation-date>
    <dc:date>2018-02-12T14:19:22.42</dc:date>
    <meta:editing-duration>PT45M56S</meta:editing-duration>
    <meta:editing-cycles>4</meta:editing-cycles>
    <meta:generator>OpenOffice.org/3.4.1$Win32 OpenOffice.org_project/341m1$Build-9593</meta:generator>
    <meta:document-statistic meta:table-count="3" meta:image-count="0" meta:object-count="0" meta:page-count="1" meta:paragraph-count="143" meta:word-count="175" meta:character-count="795"/>
  </office:meta>
</office:document-meta>
</file>